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Comic Sans MS" svg:font-family="'Comic Sans MS'" style:font-adornments="Gras" style:font-family-generic="script" style:font-pitch="variable"/>
    <style:font-face style:name="Arial" svg:font-family="Arial" style:font-adornments="Gras" style:font-family-generic="swiss" style:font-pitch="variable"/>
    <style:font-face style:name="Trebuchet MS" svg:font-family="'Trebuchet MS'" style:font-adornments="Normal" style:font-family-generic="swiss" style:font-pitch="variable"/>
    <style:font-face style:name="Verdana" svg:font-family="Verdana" style:font-adornments="Italique" style:font-family-generic="swiss" style:font-pitch="variable"/>
    <style:font-face style:name="Verdana1" svg:font-family="Verdan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text-underline-style="none"/>
    </style:style>
    <style:style style:name="P3" style:family="paragraph" style:parent-style-name="TitreMoi_20_1">
      <style:paragraph-properties fo:break-before="page"/>
    </style:style>
    <style:style style:name="P4" style:family="paragraph" style:parent-style-name="Text_20_body">
      <style:paragraph-properties fo:break-before="page"/>
    </style:style>
    <style:style style:name="P5" style:family="paragraph" style:parent-style-name="TitreMoi_20_2">
      <style:paragraph-properties fo:break-before="page"/>
    </style:style>
    <style:style style:name="P6" style:family="paragraph" style:parent-style-name="CorpsPerso">
      <style:paragraph-properties fo:break-before="page"/>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fo:background-color="transparent" fo:padding="0.049cm" fo:border="0.06pt solid #000000" style:shadow="none" style:text-autospace="none">
        <style:background-image/>
      </style:paragraph-properties>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text-properties style:font-name="Courier New" fo:font-size="10pt" style:font-name-asian="Courier New" style:font-size-asian="10pt" style:font-name-complex="Courier New" style:font-size-complex="10pt"/>
    </style:style>
    <style:style style:name="P10"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style>
    <style:style style:name="P11" style:family="paragraph" style:parent-style-name="Text_20_body">
      <style:paragraph-properties fo:margin-top="0cm" fo:margin-bottom="0cm" loext:contextual-spacing="false" fo:padding="0.049cm" fo:border="0.06pt solid #000000" style:shadow="none"/>
    </style:style>
    <style:style style:name="P12" style:family="paragraph" style:parent-style-name="Text_20_body">
      <style:paragraph-properties fo:margin-top="0cm" fo:margin-bottom="0cm" loext:contextual-spacing="false" fo:padding="0.049cm" fo:border="0.06pt solid #000000" style:shadow="none"/>
      <style:text-properties style:font-name="Courier New" fo:font-size="10pt" style:font-size-asian="10pt" style:font-size-complex="10pt"/>
    </style:style>
    <style:style style:name="P13" style:family="paragraph" style:parent-style-name="Text_20_body">
      <style:paragraph-properties fo:margin-top="0cm" fo:margin-bottom="0cm" loext:contextual-spacing="false" fo:padding="0.049cm" fo:border="0.06pt solid #000000" style:shadow="none"/>
      <style:text-properties fo:color="#000000" style:font-name="Courier New" fo:font-size="10pt" style:font-name-asian="Courier New" style:font-size-asian="10pt" style:font-name-complex="Courier New" style:font-size-complex="10pt"/>
    </style:style>
    <style:style style:name="P14" style:family="paragraph" style:parent-style-name="CorpsPerso">
      <style:paragraph-properties fo:margin-top="0cm" fo:margin-bottom="0cm" loext:contextual-spacing="false" fo:padding="0.049cm" fo:border="0.06pt solid #000000" style:shadow="none"/>
      <style:text-properties style:font-name="Courier New" fo:font-size="10pt" style:font-size-asian="10pt" style:font-size-complex="10pt"/>
    </style:style>
    <style:style style:name="P15" style:family="paragraph" style:parent-style-name="CorpsPerso">
      <style:paragraph-properties fo:margin-top="0cm" fo:margin-bottom="0cm" loext:contextual-spacing="false" fo:padding="0.049cm" fo:border="0.06pt solid #000000" style:shadow="none"/>
      <style:text-properties fo:color="#000000" style:font-name="Courier New" fo:font-size="10pt" style:font-name-asian="Courier New" style:font-size-asian="10pt" style:font-name-complex="Courier New" style:font-size-complex="10pt"/>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ext_20_body" style:list-style-name="L1"/>
    <style:style style:name="P19" style:family="paragraph" style:parent-style-name="TitreMoi" style:master-page-name="First_20_Page">
      <style:paragraph-properties style:page-number="auto"/>
    </style:style>
    <style:style style:name="T1" style:family="text">
      <style:text-properties fo:color="#008080"/>
    </style:style>
    <style:style style:name="T2" style:family="text">
      <style:text-properties fo:color="#008080" style:font-name="Courier New" fo:font-size="10pt" style:font-name-asian="Courier New" style:font-size-asian="10pt" style:font-name-complex="Courier New" style:font-size-complex="10pt"/>
    </style:style>
    <style:style style:name="T3" style:family="text">
      <style:text-properties fo:color="#3f7f7f"/>
    </style:style>
    <style:style style:name="T4" style:family="text">
      <style:text-properties fo:color="#3f7f7f" style:font-name="Courier New" fo:font-size="10pt" style:font-name-asian="Courier New" style:font-size-asian="10pt" style:font-name-complex="Courier New" style:font-size-complex="10pt"/>
    </style:style>
    <style:style style:name="T5" style:family="text">
      <style:text-properties fo:color="#000000"/>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color="#646464"/>
    </style:style>
    <style:style style:name="T10" style:family="text">
      <style:text-properties fo:color="#0000c0" fo:font-style="italic" fo:font-weight="bold" style:font-style-asian="italic" style:font-weight-asian="bold" style:font-style-complex="italic" style:font-weight-complex="bold"/>
    </style:style>
    <style:style style:name="T11" style:family="text">
      <style:text-properties fo:color="#7f0055" fo:font-weight="bold" style:font-weight-asian="bold" style:font-weight-complex="bold"/>
    </style:style>
    <style:style style:name="T12"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6a3e3e"/>
    </style:style>
    <style:style style:name="T14" style:family="text">
      <style:text-properties fo:color="#3f7f5f"/>
    </style:style>
    <style:style style:name="T15" style:family="text">
      <style:text-properties fo:font-style="normal" style:font-style-asian="normal" style:font-style-complex="normal"/>
    </style:style>
    <style:style style:name="T16" style:family="text">
      <style:text-properties officeooo:rsid="000ebf1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onctionnement GEMAO</text:p>
      <text:p text:style-name="Text_20_body"/>
      <text:p text:style-name="Text_20_body"/>
      <text:p text:style-name="Text_20_body"/>
      <text:p text:style-name="Text_20_body"/>
      <text:table-of-content text:style-name="Sect1" text:name="Table des matières1">
        <text:table-of-content-source text:outline-level="2">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6"><text:a xlink:type="simple" xlink:href="#__RefHeading__121_358192900" text:style-name="Internet_20_link" text:visited-style-name="Internet_20_link">Introduction</text:a><text:tab/>2</text:p>
          <text:p text:style-name="P16"><text:a xlink:type="simple" xlink:href="#__RefHeading__123_358192900" text:style-name="Internet_20_link" text:visited-style-name="Internet_20_link">web.xml</text:a><text:tab/>2</text:p>
          <text:p text:style-name="P16"><text:a xlink:type="simple" xlink:href="#__RefHeading__345_1281633318" text:style-name="Internet_20_link" text:visited-style-name="Internet_20_link">Packages</text:a><text:tab/>3</text:p>
          <text:p text:style-name="P17">fr.gemao<text:tab/>3</text:p>
          <text:p text:style-name="P17">fr.gemao.ctrl<text:tab/>3</text:p>
          <text:p text:style-name="P17">fr.gemao.entity<text:tab/>3</text:p>
          <text:p text:style-name="P17">fr.gemao.fileparser<text:tab/>3</text:p>
          <text:p text:style-name="P17">fr.gemao.filters<text:tab/>3</text:p>
          <text:p text:style-name="P17">fr.gemao.form<text:tab/>4</text:p>
          <text:p text:style-name="P17">fr.gemao.listeners<text:tab/>4</text:p>
          <text:p text:style-name="P17">fr.gemao.sql<text:tab/>4</text:p>
          <text:p text:style-name="P17">fr.gemao.util<text:tab/>4</text:p>
          <text:p text:style-name="P17">fr.gemao.views<text:tab/>4</text:p>
          <text:p text:style-name="P16"><text:a xlink:type="simple" xlink:href="#__RefHeading__125_358192900" text:style-name="Internet_20_link" text:visited-style-name="Internet_20_link">Fonctionnement général (cas de la connexion)</text:a><text:tab/>4</text:p>
          <text:p text:style-name="P17">Classe Pattern<text:tab/>4</text:p>
          <text:p text:style-name="P17">Classe HttpServlet<text:tab/>5</text:p>
          <text:p text:style-name="P17">Classe JSPFile<text:tab/>6</text:p>
          <text:p text:style-name="P17">Fichier JSP<text:tab/>6</text:p>
          <text:p text:style-name="P17">Redirection<text:tab/>6</text:p>
          <text:p text:style-name="P16"><text:a xlink:type="simple" xlink:href="#__RefHeading__127_358192900" text:style-name="Internet_20_link" text:visited-style-name="Internet_20_link">Filtres</text:a><text:tab/>6</text:p>
          <text:p text:style-name="P17">ErreurDAOFilter<text:tab/>7</text:p>
          <text:p text:style-name="P17">DeconnectionFilter<text:tab/>7</text:p>
          <text:p text:style-name="P17">AllowAccessResources/Fonts/JS/CSS/File<text:tab/>7</text:p>
          <text:p text:style-name="P17">CheckRights<text:tab/>7</text:p>
          <text:p text:style-name="P17">CheckConnected<text:tab/>7</text:p>
          <text:p text:style-name="P17">CheckFirstConnection<text:tab/>7</text:p>
          <text:p text:style-name="P16"><text:a xlink:type="simple" xlink:href="#__RefHeading__129_358192900" text:style-name="Internet_20_link" text:visited-style-name="Internet_20_link">Listeners</text:a><text:tab/>7</text:p>
          <text:p text:style-name="P17">InitialisationDaoFactory<text:tab/>7</text:p>
          <text:p text:style-name="P17">LoadConfigListener<text:tab/>7</text:p>
          <text:p text:style-name="P16"><text:a xlink:type="simple" xlink:href="#__RefHeading__211_661907967" text:style-name="Internet_20_link" text:visited-style-name="Internet_20_link">Répertoires particuliers</text:a><text:tab/>7</text:p>
          <text:p text:style-name="P17">/WebContent<text:tab/>7</text:p>
          <text:p text:style-name="P17">/WebContent/WEB-INF<text:tab/>8</text:p>
          <text:p text:style-name="P17">/WEB-INF/classes<text:tab/>8</text:p>
        </text:index-body>
      </text:table-of-content>
      <text:p text:style-name="P2"/>
      <text:h text:style-name="P3" text:outline-level="1"><text:bookmark-start text:name="__RefHeading__121_358192900"/>Introduction<text:bookmark-end text:name="__RefHeading__121_358192900"/></text:h>
      <text:p text:style-name="Text_20_body">Ce document, qui décrit les points importants de l'application GEMAO, vise à faciliter les étudiants qui vont poursuivre notre travail. Le développement d'une application qui répondrait à tous les besoins du client, si elle est faite par des étudiants sur leur temps libre, peut prendre quelques années. Il ne faut pas se laisser impressionner par l'ampleur du projet. L'important est de ne pas essayer de tout faire en même temps. Le développement fonctionnalité par fonctionnalité est plus judicieux. Un seul module opérationnel vaut mieux qu'une application "complète" remplie d'erreurs qui n'en permettent pas une utilisation correcte.</text:p>
      <text:p text:style-name="Text_20_body">Les informations contenues dans ce document sont loin d'être exhaustives, mais les détails manquant peuvent se trouver sur Internet (Google et OpenClassroom sont vos amis). Le principe de fonctionnement d'un serveur tomcat par exemple n'est pas explicité, mais Wikipédia est votre ami.</text:p>
      <text:h text:style-name="TitreMoi_20_1" text:outline-level="1"><text:bookmark-start text:name="__RefHeading__123_358192900"/>web.xml<text:bookmark-end text:name="__RefHeading__123_358192900"/></text:h>
      <text:p text:style-name="Text_20_body">Il s'agit du fichier de configuration de l'application (/WebContent/WEB-INF/web.xml). Dedans, on peut trouver le nom de l'application, ainsi que les servlets, filtres et écouteurs associés. Avec l'utilisation dans les classes d'annotations telles que @WebServlet, @WebFilter ou @WebListener, on pourrait ne pas avoir à utiliser ce fichier.</text:p>
      <text:p text:style-name="Text_20_body">Sauf pour les filtres. Déclarer les filtres dans ce fichier est le seul moyen de s'assurer de l'ordre dans lequel les filtres seront déclenchés. La déclaration se fait en deux étapes. Tout d'abord on relie un nom de filtre (propre à chaque filtre) à une classe (on peut aussi passer des paramètres à la classe, mais cela n'est pas nécessaire) :</text:p>
      <text:p text:style-name="P8"><text:span text:style-name="T1"><text:s text:c="4"/>&lt;</text:span><text:span text:style-name="T3">filter</text:span><text:span text:style-name="T1">&gt;</text:span></text:p>
      <text:p text:style-name="P8"><text:span text:style-name="T5"><text:s text:c="6"/></text:span><text:span text:style-name="T1">&lt;</text:span><text:span text:style-name="T3">filter-name</text:span><text:span text:style-name="T1">&gt;</text:span><text:span text:style-name="T5">Set Character Encoding</text:span><text:span text:style-name="T1">&lt;/</text:span><text:span text:style-name="T3">filter-name</text:span><text:span text:style-name="T1">&gt;</text:span></text:p>
      <text:p text:style-name="P8"><text:span text:style-name="T5"><text:s text:c="6"/></text:span><text:span text:style-name="T1">&lt;</text:span><text:span text:style-name="T3">filter-class</text:span><text:span text:style-name="T1">&gt;</text:span></text:p>
      <text:p text:style-name="P8"><text:span text:style-name="T1"><text:s text:c="8"/></text:span><text:span text:style-name="T5">org.apache.catalina.filters.SetCharacterEncodingFilter</text:span></text:p>
      <text:p text:style-name="P8"><text:span text:style-name="T5"><text:s text:c="6"/></text:span><text:span text:style-name="T1">&lt;/</text:span><text:span text:style-name="T3">filter-class</text:span><text:span text:style-name="T1">&gt;</text:span></text:p>
      <text:p text:style-name="P8"><text:span text:style-name="T5"><text:s text:c="6"/></text:span><text:span text:style-name="T1">&lt;</text:span><text:span text:style-name="T3">init-param</text:span><text:span text:style-name="T1">&gt;</text:span></text:p>
      <text:p text:style-name="P8"><text:span text:style-name="T5"><text:s text:c="8"/></text:span><text:span text:style-name="T1">&lt;</text:span><text:span text:style-name="T3">param-name</text:span><text:span text:style-name="T1">&gt;</text:span><text:span text:style-name="T5">encoding</text:span><text:span text:style-name="T1">&lt;/</text:span><text:span text:style-name="T3">param-name</text:span><text:span text:style-name="T1">&gt;</text:span></text:p>
      <text:p text:style-name="P8"><text:span text:style-name="T5"><text:s text:c="8"/></text:span><text:span text:style-name="T1">&lt;</text:span><text:span text:style-name="T3">param-value</text:span><text:span text:style-name="T1">&gt;</text:span><text:span text:style-name="T5">UTF-8</text:span><text:span text:style-name="T1">&lt;/</text:span><text:span text:style-name="T3">param-value</text:span><text:span text:style-name="T1">&gt;</text:span></text:p>
      <text:p text:style-name="P8"><text:span text:style-name="T5"><text:s text:c="6"/></text:span><text:span text:style-name="T1">&lt;/</text:span><text:span text:style-name="T3">init-param</text:span><text:span text:style-name="T1">&gt;</text:span></text:p>
      <text:p text:style-name="P8"><text:span text:style-name="T5"><text:s text:c="6"/></text:span><text:span text:style-name="T1">&lt;</text:span><text:span text:style-name="T3">init-param</text:span><text:span text:style-name="T1">&gt;</text:span></text:p>
      <text:p text:style-name="P8"><text:span text:style-name="T5"><text:s text:c="8"/></text:span><text:span text:style-name="T1">&lt;</text:span><text:span text:style-name="T3">param-name</text:span><text:span text:style-name="T1">&gt;</text:span><text:span text:style-name="T5">ignore</text:span><text:span text:style-name="T1">&lt;/</text:span><text:span text:style-name="T3">param-name</text:span><text:span text:style-name="T1">&gt;</text:span></text:p>
      <text:p text:style-name="P8"><text:span text:style-name="T5"><text:s text:c="8"/></text:span><text:span text:style-name="T1">&lt;</text:span><text:span text:style-name="T3">param-value</text:span><text:span text:style-name="T1">&gt;</text:span><text:span text:style-name="T5">false</text:span><text:span text:style-name="T1">&lt;/</text:span><text:span text:style-name="T3">param-value</text:span><text:span text:style-name="T1">&gt;</text:span></text:p>
      <text:p text:style-name="P8"><text:span text:style-name="T5"><text:s text:c="6"/></text:span><text:span text:style-name="T1">&lt;/</text:span><text:span text:style-name="T3">init-param</text:span><text:span text:style-name="T1">&gt;</text:span></text:p>
      <text:p text:style-name="P8"><text:span text:style-name="T5"><text:s text:c="4"/></text:span><text:span text:style-name="T1">&lt;/</text:span><text:span text:style-name="T3">filter</text:span><text:span text:style-name="T1">&gt;</text:span></text:p>
      <text:p text:style-name="P7"/>
      <text:p text:style-name="Text_20_body">Ensuite, il faut lier un pattern à un nom de filtre. Le filtre s'appliquera à toutes les pages dont l'URL correspond au pattern déclaré ici. Le seul caractère particulier est l'astérisque, qui ne peut être placée qu'à la fin du pattern, pas au début ou au milieu. Son utilisation n'est pas nécessaire, on peut cibler une URL bien précise.</text:p>
      <text:p text:style-name="P9"><text:span text:style-name="T5"><text:s text:c="4"/></text:span><text:span text:style-name="T1">&lt;</text:span><text:span text:style-name="T3">filter-mapping</text:span><text:span text:style-name="T1">&gt;</text:span></text:p>
      <text:p text:style-name="P9"><text:span text:style-name="T5"><text:s text:c="6"/></text:span><text:span text:style-name="T1">&lt;</text:span><text:span text:style-name="T3">filter-name</text:span><text:span text:style-name="T1">&gt;</text:span><text:span text:style-name="T5">Set Character Encoding</text:span><text:span text:style-name="T1">&lt;/</text:span><text:span text:style-name="T3">filter-name</text:span><text:span text:style-name="T1">&gt;</text:span></text:p>
      <text:p text:style-name="P9"><text:span text:style-name="T5"><text:s text:c="6"/></text:span><text:span text:style-name="T1">&lt;</text:span><text:span text:style-name="T3">url-pattern</text:span><text:span text:style-name="T1">&gt;</text:span><text:span text:style-name="T5">/*</text:span><text:span text:style-name="T1">&lt;/</text:span><text:span text:style-name="T3">url-pattern</text:span><text:span text:style-name="T1">&gt;</text:span></text:p>
      <text:p text:style-name="P10"><text:span text:style-name="T6"><text:s text:c="4"/></text:span><text:span text:style-name="T2">&lt;/</text:span><text:span text:style-name="T4">filter-mapping</text:span><text:span text:style-name="T2">&gt;</text:span></text:p>
      <text:p text:style-name="P7"/>
      <text:p text:style-name="Text_20_body"/>
      <text:p text:style-name="P4">La dernière utilisation possible du web.xml est la redirection lors d'erreurs. Les seules dont nous nous sommes occupées sont les erreurs 404 (au cas où l'utilisateur tenterait de saisir une URL bidon, les liens entre les différentes pages ne devraient en théorie pas poser de problèmes), et les erreurs 500 (erreurs Java qui nous auraient échappé, il vaut mieux avoir une page d'erreur avec un lien vers l'accueil plutôt que la page horrible affichant la stack trace).</text:p>
      <text:p text:style-name="Important">Lorsque ce fichier est modifié, il est nécessaire de redémarrer le serveur afin que les changements soient pris en compte.</text:p>
      <text:h text:style-name="TitreMoi_20_1" text:outline-level="1"><text:bookmark-start text:name="__RefHeading__345_1281633318"/>Packages<text:bookmark-end text:name="__RefHeading__345_1281633318"/></text:h>
      <text:p text:style-name="Text_20_body">Le choix de notre arborescence de packages pour notre code Java suit une certaine logique, même si cela peut être discutable sur certains points. Nous avons choisi de suivre le pattern MVC, donc nous avons essayé de rester cohérents avec ce choix lors de la création des packages.</text:p>
      <text:h text:style-name="TitreMoi_20_2" text:outline-level="2">fr.gemao</text:h>
      <text:p text:style-name="Text_20_body">Package de base de l'application, il contient une classe Java et un fichier texte qui servent à configurer l'application. A son démarrage, celle-ci lit le fichier texte et place les données qu'il contient dans la Map contenue dans la classe. </text:p>
      <text:h text:style-name="TitreMoi_20_2" text:outline-level="2">fr.gemao.ctrl</text:h>
      <text:p text:style-name="Text_20_body">Package contenant tous les contrôleurs de l'application.</text:p>
      <text:h text:style-name="TitreMoi_20_2" text:outline-level="2">fr.gemao.entity</text:h>
      <text:p text:style-name="Text_20_body">Package contenant toutes les classes métiers de l'application, comme par exemple la classe Adherent.</text:p>
      <text:h text:style-name="TitreMoi_20_2" text:outline-level="2">fr.gemao.fileparser</text:h>
      <text:p text:style-name="Text_20_body">Package contenant les classes permettant la lecture et l'écriture de fichiers. L'idée est d'utiliser des données de type &lt;clé, valeur&gt;. La clé est un objet de type String tandis que le type de la valeur dépendra de l'implémentation du parser, pour laisser plus de liberté suivant le type de fichier. Peut-être que ce mapping des données sera contraignant pour certains types de fichiers, auquel cas il faudra modifier la classe Parser.java.</text:p>
      <text:h text:style-name="TitreMoi_20_2" text:outline-level="2">fr.gemao.filters</text:h>
      <text:p text:style-name="Text_20_body">Package contenant tous les filtres de l'application (voir la partie <text:span text:style-name="T7">Filtres </text:span>plus bas). Le seul filtre utilisé pour l'instant qui ne fasse pas partie de ce package est le filtre <text:span text:style-name="T7">Set Character Encoding</text:span>. Il s'agit d'un filtre déjà implémenté qui permet de spécifier au serveur Tomcat que les requêtes sont encodées en utf8 en ce qui nous concerne. En ce qui concerne l'encodage des caractères, il faut également configurer Eclipse pour que le code Java soit en utf8, ajouter une balise dans les pages JSP pour préciser qu'il s'agit bien d'utf8 aussi, et configurer le serveur Tomcat pour qu'il fonctionne en utf8...</text:p>
      <text:h text:style-name="TitreMoi_20_2" text:outline-level="2"/>
      <text:h text:style-name="P5" text:outline-level="2">fr.gemao.form</text:h>
      <text:p text:style-name="Text_20_body">Package contenant des classes suffixées par <text:span text:style-name="T7">Form</text:span>. Le but de ces classes était au départ de contrôler le <text:span text:style-name="T8">format</text:span> des données provenant des formulaires (bon nombre de caractères, pas de caractères interdits, dates cohérentes, etc...). Mais pour beaucoup de fonctionnalités, ces classes n'ont pas été développées. Elles tendront peut-être à disparaître, car il est plus simple de gérer cela avec du JS/JQuery, en particulier pour afficher certains messages d'erreurs. Les autres erreurs sont gérées par les contrôleurs. Celles-ci en revanche ne peuvent pas être traitées au niveau de l'interface.</text:p>
      <text:h text:style-name="TitreMoi_20_2" text:outline-level="2">fr.gemao.listeners</text:h>
      <text:p text:style-name="Text_20_body">Package contenant les écouteurs de l'application. (Voir la partie <text:span text:style-name="T7">Listeners </text:span>plus bas)</text:p>
      <text:h text:style-name="TitreMoi_20_2" text:outline-level="2">fr.gemao.sql</text:h>
      <text:p text:style-name="Text_20_body">Package contenant tous les DAO (Data Access Object), <text:span text:style-name="T16">c'est-à-dire</text:span> toutes les classes qui accèdent directement à la base de données. Les contrôleurs ne font pas de requêtes directes à la base, ils instancient des DAO et invoquent leurs méthodes. On enlève ainsi des responsabilités aux contrôleurs. <text:span text:style-name="T16">L'instanciation des DAO ce fait grâce à la classe DAOFactory. Chaque DAO hérite de IDAO qui définit les méthode du CRUD.</text:span></text:p>
      <text:h text:style-name="TitreMoi_20_2" text:outline-level="2">fr.gemao.util</text:h>
      <text:p text:style-name="Text_20_body">Classes diverses utiles à l'application mais n'ayant pas leur place dans les autres packages.</text:p>
      <text:h text:style-name="TitreMoi_20_2" text:outline-level="2">fr.gemao.views</text:h>
      <text:p text:style-name="Text_20_body">Classes suffixées par <text:span text:style-name="T7">Servlet</text:span>. Les interfaces sont décomposées en deux parties :</text:p>
      <text:list xml:id="list8482355366370304874" text:style-name="L1">
        <text:list-item>
          <text:p text:style-name="P18">les classes présentes dans ce package, qui exécutent le code Java que l'on ne veut pas mélanger au formulaire</text:p>
        </text:list-item>
        <text:list-item>
          <text:p text:style-name="P18">les fichiers JSP, interfaces sans une ligne de code Java explicite. En apparence, on dirait du HTML mais, lors de la compilation, ils sont transformés en code Java. On obtient néanmoins des interfaces plutôt simples.</text:p>
        </text:list-item>
      </text:list>
      <text:h text:style-name="TitreMoi_20_1" text:outline-level="1"><text:bookmark-start text:name="__RefHeading__125_358192900"/>Fonctionnement général (cas de la connexion)<text:bookmark-end text:name="__RefHeading__125_358192900"/></text:h>
      <text:p text:style-name="Text_20_body">Voici un exemple montrant le fonctionnement de l'application : la connexion, qui est simple mais qui intéressante au niveau du code. On part donc de l'hypothèse que l'utilisateur demande l'URL liée à la page de connexion.</text:p>
      <text:h text:style-name="TitreMoi_20_2" text:outline-level="2">Classe Pattern</text:h>
      <text:p text:style-name="Text_20_body">Pour savoir quelle est la ressource appelée par l'URL, soit on regarde dans le fichier web.xml, soit on cherche les classes ayant une annotation <text:span text:style-name="T7">WebServlet</text:span>. En déclarant les servlets dans le fichier web.xml, il est plus facile de retrouver la classe appelée, mais ce fichier devient rapidement énorme, et c'est pourquoi il vaut mieux utiliser l'annotation :</text:p>
      <text:p text:style-name="P12"><text:span text:style-name="T9">@WebServlet</text:span><text:span text:style-name="T5">(Pattern.</text:span><text:span text:style-name="T10">CONNEXION</text:span><text:span text:style-name="T5">)</text:span></text:p>
      <text:p text:style-name="P11"><text:span text:style-name="T12">public</text:span><text:span text:style-name="T6"> </text:span><text:span text:style-name="T12">class</text:span><text:span text:style-name="T6"> ConnexionServlet </text:span><text:span text:style-name="T12">extends</text:span><text:span text:style-name="T6"> HttpServlet {</text:span></text:p>
      <text:p text:style-name="P13"><text:tab/>...</text:p>
      <text:p text:style-name="P13">}</text:p>
      <text:p text:style-name="Text_20_body"/>
      <text:p text:style-name="P4">Le paramètre à passer à l'annotation est l'URL qui va déclencher l'utilisation de cette classe. Il est éventuellement possible de passer d'autres paramètres, mais nous n'en n'avons pas eu besoin.</text:p>
      <text:p text:style-name="Text_20_body">Pour rendre le code beaucoup plus simple à modifier, nous avons choisi de placer toutes les URL dans une classe <text:span text:style-name="T7">Pattern</text:span> qui ne contient que ces URL sous forme d'attributs statiques de type <text:span text:style-name="T7">String</text:span>. Ainsi, si on décide de changer partiellement ou totalement une URL, il suffit simplement de modifier cette classe <text:span text:style-name="T7">Pattern</text:span>, il n'est pas nécessaire de rechercher toutes les servlets qui l'utilisent.</text:p>
      <text:p text:style-name="Important">Lors de la modification de la classe Pattern, le changement s'effectue correctement sur les classes Java, mais pas sur les fichiers JSP. En effet, lorsqu'on appelle ces fichiers, ce sont des versions compilées qui sont utilisées en réalité, versions qui contiennent l'ancienne URL. Nous n'avons trouvé que deux solutions à ce problème : il faut soit modifier chaque fichier JSP qui utilise cette URL (très contraignant), soit retirer l'application du serveur et la remettre dessus.</text:p>
      <text:p text:style-name="Important">Il existe peut-être une méthode moins radicale, l'important est de pouvoir forcer la recompilation des JSP.</text:p>
      <text:p text:style-name="Text_20_body">Voici les différents types d'URL que nous utilisons :</text:p>
      <text:list xml:id="list7350350483512779109" text:style-name="List_20_4">
        <text:list-item>
          <text:p text:style-name="PuceMoi">/ : Le serveur Tomcat redirige automatiquement vers la JSP index.jsp placée directement dans le répertoire WebContent</text:p>
        </text:list-item>
        <text:list-item>
          <text:p text:style-name="PuceMoi">/{nomPage} : page n'appartenant pas à un module, elle ne nécessite donc pas de droits pour y accéder (connexion, déconnexion, changement de mot de passe, ...)</text:p>
        </text:list-item>
        <text:list-item>
          <text:p text:style-name="PuceMoi">/{nomModule}[-w]/{nomPage} : page appartenant au module indiqué dans l'URL, elle nécessite les droits de lecture sur ce module, ainsi que les droits d'écriture si le "-w" est présent</text:p>
        </text:list-item>
      </text:list>
      <text:p text:style-name="CorpsPerso">Une erreur 404 est envoyée si l'URL n'a pas été trouvée.</text:p>
      <text:h text:style-name="TitreMoi_20_2" text:outline-level="2">Classe HttpServlet</text:h>
      <text:p text:style-name="CorpsPerso">Les classes capables de récupérer des URL pour renvoyer un résultat sont des classes qui héritent de <text:span text:style-name="T7">HttpServlet</text:span>. Nous avons redéfini deux méthodes lorsque nous les avons utilisées :</text:p>
      <text:list xml:id="list182228399099868" text:continue-numbering="true" text:style-name="List_20_4">
        <text:list-item>
          <text:p text:style-name="PuceMoi">doPost(HttpServletRequest request, HttpServletResponse) : méthode appelée lorsque la servlet est appelée par la méthode POST</text:p>
        </text:list-item>
        <text:list-item>
          <text:p text:style-name="PuceMoi">doGet(HttpServletRequest request, HttpServletResponse) : méthode appelée lorsque la servlet est appelée par la méthode GET</text:p>
        </text:list-item>
      </text:list>
      <text:p text:style-name="CorpsPerso">Il est possible de redéfinir d'autres méthodes, mais ce sont les deux seules qui nous ont intéressées pour l'instant.</text:p>
      <text:p text:style-name="CorpsPerso">L'objet HttpServletRequest sert à placer ou récupérer des données dans la requête, à récupérer l'objet représentant une session, ou bien à effectuer des redirections que l'utilisateur ne voit pas (forward).</text:p>
      <text:p text:style-name="CorpsPerso">L'objet <text:s/>HttpServletResponse sert à effectuer des redirections visibles par l'utilisateur (sendRedirect).</text:p>
      <text:p text:style-name="CorpsPerso">Si une servlet ne redéfinit pas la méthode doPost par exemple et qu'elle est appelée par la méthode POST, une erreur 404 est envoyée.</text:p>
      <text:p text:style-name="CorpsPerso"/>
      <text:p text:style-name="P6">Les différents appels aux contrôleurs se font donc dans cette classe. Mais si on s'arrête là, l'utilisateur va se retrouver devant une page blanche. Il va donc falloir lui afficher l'interface qui correspond.</text:p>
      <text:p text:style-name="CorpsPerso">Dans le cadre de notre exemple, nous arrivons par la méthode GET, voici donc le code qui est exécuté :</text:p>
      <text:p text:style-name="P14"><text:span text:style-name="T11">protected</text:span><text:span text:style-name="T5"> </text:span><text:span text:style-name="T11">void</text:span><text:span text:style-name="T5"> doGet(HttpServletRequest </text:span><text:span text:style-name="T13">request</text:span><text:span text:style-name="T5">, HttpServletResponse </text:span><text:span text:style-name="T13">response</text:span><text:span text:style-name="T5">) </text:span><text:span text:style-name="T11">throws</text:span><text:span text:style-name="T5"> ServletException, IOException {</text:span></text:p>
      <text:p text:style-name="P14"><text:span text:style-name="T5"><text:tab/><text:tab/></text:span><text:span text:style-name="T14">/* Affichage de la page de connexion */</text:span></text:p>
      <text:p text:style-name="P14"><text:span text:style-name="T5"><text:s text:c="8"/></text:span><text:span text:style-name="T11">this</text:span><text:span text:style-name="T5">.getServletContext().getRequestDispatcher( JSPFile.</text:span><text:span text:style-name="T10">CONNEXION</text:span><text:span text:style-name="T5"> ).forward( </text:span><text:span text:style-name="T13">request</text:span><text:span text:style-name="T5">, </text:span><text:span text:style-name="T13">response</text:span><text:span text:style-name="T5"> );</text:span></text:p>
      <text:p text:style-name="P15">}</text:p>
      <text:p text:style-name="CorpsPerso">Quand un utilisateur demande à se connecter, on se contente de lui afficher le formulaire de connexion. On fait donc une redirection vers la JSP qui contient ce formulaire.</text:p>
      <text:h text:style-name="TitreMoi_20_2" text:outline-level="2">Classe JSPFile</text:h>
      <text:p text:style-name="CorpsPerso">Comme pour les URL, les chemins des pages JSP sont stockés dans une classe JSPFile qui contient des attributs statiques de type String. Ces chemins sont des chemins relatifs en étant positionné dans le répertoire <text:span text:style-name="T7">WebContent</text:span> et non pas à la racine du projet. Presque toutes les JSP sont dans le répertoire <text:span text:style-name="T7">/WebContent/WEB-INF/pages</text:span> pour ne pas être visibles de l'extérieur. Les seules en dehors sont celles qui contiennent des morceaux de JSP (head, menu, header, ...) et qui sont situées dans le répertoire <text:span text:style-name="T7">/WebContent/inc </text:span><text:span text:style-name="T15">(peut-être à déplacer). On appelle donc le fichier </text:span><text:span text:style-name="T7">connexion.jsp</text:span><text:span text:style-name="T15"> dans notre cas.</text:span></text:p>
      <text:h text:style-name="TitreMoi_20_2" text:outline-level="2">Fichier JSP</text:h>
      <text:p text:style-name="CorpsPerso">Le principal avantage des JSP est qu'on construire une interface en utilisant uniquement des balises (HTML et JSP). Comme pour le code PHP qui n'est pas visible pour une application utilisant ce langage, les balises JSP sont transformées par le serveur et donc ne sont pas visibles non plus côté utilisateur.</text:p>
      <text:p text:style-name="CorpsPerso">Dans notre exemple, nous avons entre autres un simple formulaire demandant le login et le mot de passe, et qui envoie les données en POST à la servlet gérant la connexion.</text:p>
      <text:h text:style-name="TitreMoi_20_2" text:outline-level="2">Redirection</text:h>
      <text:p text:style-name="CorpsPerso">Une fois les données saisies, nous revenons donc dans la classe <text:span text:style-name="T7">ConnexionServlet</text:span>, mais cette fois-ci, c'est la méthode doPost qui est executée. La cohérence des données est testée, puis on teste la combinaison login/mot de passe. Pour finir, si tout se passe bien, on redirige l'utilisateur vers la page d'accueil (il verra la redirection car l'URL dans son navigateur va changer). Sinon, on le renvoie sur le formulaire de connexion en passant en paramètre les valeurs qu'il a déjà saisies ainsi que les erreurs relevées par l'application.</text:p>
      <text:h text:style-name="TitreMoi_20_1" text:outline-level="1"><text:bookmark-start text:name="__RefHeading__127_358192900"/>Filtres<text:bookmark-end text:name="__RefHeading__127_358192900"/></text:h>
      <text:p text:style-name="Text_20_body">Les filtres sont des classes dont on exécute la méthode <text:span text:style-name="T7">doFilter</text:span> lorsqu'un utilisateur demande un URL qui correspond au pattern lié à ce filtre.</text:p>
      <text:p text:style-name="Text_20_body">Tous nos filtres implémentent l'interface Filter et sont déclarés dans le fichier web.xml.</text:p>
      <text:h text:style-name="TitreMoi_20_2" text:outline-level="2"/>
      <text:h text:style-name="P5" text:outline-level="2">ErreurDAOFilter</text:h>
      <text:p text:style-name="CorpsPerso">Filtre qui vérifie que la DAOFactory a bien été instanciée. Dans le cas contraire, l'accès à la base ne sera pas possible, donc l'application ne pourra pas fonctionner. Autant afficher un message indiquant qu'il y a un problème avec la base de données (le serveur mysql peut ne pas avoir été démarré par exemple).</text:p>
      <text:h text:style-name="TitreMoi_20_2" text:outline-level="2">DeconnectionFilter</text:h>
      <text:p text:style-name="CorpsPerso">Filtre qui teste si l'utilisateur souhaite se déconnecter. Il a été rajouté pour que l'on puisse se déconnecter même lorsque l'application impose que l'on change de mot de passe (première connexion, mot de passe réinitialisé).</text:p>
      <text:h text:style-name="TitreMoi_20_2" text:outline-level="2">AllowAccessResources/Fonts/JS/CSS/File</text:h>
      <text:p text:style-name="CorpsPerso">Filtres qui autorisent l'accès respectivement aux images, fontes, scripts JS, feuilles de style et autres fichiers. Ces filtres placent dans la session une variable qui permettra de passer les filtres suivant.</text:p>
      <text:h text:style-name="TitreMoi_20_2" text:outline-level="2">CheckRights</text:h>
      <text:p text:style-name="CorpsPerso">Filtre qui teste si l'utilisateur possède les droits pour accéder à l'URL qu'il demande. On passe directement au filtre suivant si on est passé au préalable par le filtre AllowAccessFilter.</text:p>
      <text:h text:style-name="TitreMoi_20_2" text:outline-level="2">CheckConnected</text:h>
      <text:p text:style-name="CorpsPerso">Filtre qui teste si l'utilisateur est connecté. On passe directement au filtre suivant si on est passé au préalable par le filtre AllowAccessFilter.</text:p>
      <text:h text:style-name="TitreMoi_20_2" text:outline-level="2">CheckFirstConnection</text:h>
      <text:p text:style-name="CorpsPerso">Filtre qui teste si l'utilisateur doit changer son mot de passe. On passe directement au filtre suivant si on est passé au préalable par le filtre AllowAccessFilter.</text:p>
      <text:h text:style-name="TitreMoi_20_1" text:outline-level="1"><text:bookmark-start text:name="__RefHeading__129_358192900"/>Listeners<text:bookmark-end text:name="__RefHeading__129_358192900"/></text:h>
      <text:h text:style-name="TitreMoi_20_2" text:outline-level="2">InitialisationDaoFactory</text:h>
      <text:p text:style-name="CorpsPerso">Ecouteur qui crée le pool de connexions au démarrage de l'application et qui le ferme lorqu'elle s'arrête.</text:p>
      <text:h text:style-name="TitreMoi_20_2" text:outline-level="2">LoadConfigListener</text:h>
      <text:p text:style-name="CorpsPerso">Ecouteur qui lit le fichier de configuration de l'application, qui se trouve dans le package <text:span text:style-name="T7">fr.gemao</text:span>, et qui place les différents paramètre dans une <text:span text:style-name="T7">HashMap</text:span> de la classe <text:span text:style-name="T7">Config.java</text:span>.</text:p>
      <text:h text:style-name="TitreMoi_20_1" text:outline-level="1"><text:bookmark-start text:name="__RefHeading__211_661907967"/>Répertoires particuliers<text:bookmark-end text:name="__RefHeading__211_661907967"/></text:h>
      <text:h text:style-name="TitreMoi_20_2" text:outline-level="2">/WebContent</text:h>
      <text:p text:style-name="CorpsPerso">Seul répertoire qui sera conservé lors du déploiement de l'application. Il doit donc contenir les ressources dont les utilisateurs auront besoin.</text:p>
      <text:h text:style-name="TitreMoi_20_2" text:outline-level="2"><text:soft-page-break/>/WebContent/WEB-INF</text:h>
      <text:p text:style-name="CorpsPerso">Répertoire inaccessible directement par les utilisateurs. Seule l'application y a accès.</text:p>
      <text:h text:style-name="TitreMoi_20_2" text:outline-level="2">/WEB-INF/classes</text:h>
      <text:p text:style-name="CorpsPerso">Répertoire dans lequel doivent être placés les classes Java compilées (à configurer sur Eclipse : Properties-&gt;Java Build Path-&gt;Onglet "Source"-&gt;Default output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Comic Sans MS" svg:font-family="'Comic Sans MS'" style:font-adornments="Gras" style:font-family-generic="script" style:font-pitch="variable"/>
    <style:font-face style:name="Arial" svg:font-family="Arial" style:font-adornments="Gras" style:font-family-generic="swiss" style:font-pitch="variable"/>
    <style:font-face style:name="Trebuchet MS" svg:font-family="'Trebuchet MS'" style:font-adornments="Normal" style:font-family-generic="swiss" style:font-pitch="variable"/>
    <style:font-face style:name="Verdana" svg:font-family="Verdana" style:font-adornments="Italique" style:font-family-generic="swiss" style:font-pitch="variable"/>
    <style:font-face style:name="Verdana1" svg:font-family="Verdan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cm" fo:margin-bottom="0.21cm" loext:contextual-spacing="false" fo:text-align="center" style:justify-single-word="false" style:page-number="auto" fo:background-color="transparent" fo:padding="0.049cm" fo:border-left="none" fo:border-right="none" fo:border-top="none" fo:border-bottom="0.06pt solid #0066cc" style:shadow="none" fo:keep-with-next="always">
        <style:tab-stops/>
        <style:background-image/>
      </style:paragraph-properties>
      <style:text-properties fo:color="#003366" style:font-name="Cambria" fo:font-family="Cambria" style:font-style-name="Gras" style:font-family-generic="roman" style:font-pitch="variable" fo:font-size="28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499cm" fo:margin-top="0cm" fo:margin-bottom="0.212cm" loext:contextual-spacing="false" fo:text-align="justify" style:justify-single-word="false" fo:text-indent="0.499cm" style:auto-text-indent="false" style:page-number="auto" style:shadow="none"/>
      <style:text-properties style:font-name="Times New Roman1" fo:font-family="'Times New Roman'" style:font-style-name="Normal"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next-style-name="Heading_20_2" style:default-outline-level="1" style:class="text">
      <style:paragraph-properties fo:margin-left="0.499cm" fo:margin-right="0cm" fo:margin-top="0.499cm" fo:margin-bottom="0.3cm" loext:contextual-spacing="false" fo:text-align="start" style:justify-single-word="false" fo:text-indent="0cm" style:auto-text-indent="false" fo:background-color="transparent" fo:padding="0cm" fo:border="none" style:shadow="none">
        <style:background-image/>
      </style:paragraph-properties>
      <style:text-properties fo:color="#336699" style:font-name="Comic Sans MS" fo:font-family="'Comic Sans MS'" style:font-style-name="Gras" style:font-family-generic="script" style:font-pitch="variable" fo:font-size="14pt" fo:font-weight="bold" style:font-size-asian="115%" style:font-weight-asian="bold" style:font-size-complex="115%" style:font-weight-complex="bold" style:font-relief="embossed"/>
    </style:style>
    <style:style style:name="List_20_4" style:display-name="List 4" style:family="paragraph" style:parent-style-name="Text_20_body" style:list-style-name="List_20_4" style:class="list" style:master-page-name="">
      <style:paragraph-properties fo:margin-left="1.499cm" fo:margin-right="0cm" fo:margin-top="0cm" fo:margin-bottom="0.212cm" loext:contextual-spacing="false" fo:text-indent="0cm" style:auto-text-indent="false" style:page-number="auto" fo:background-color="transparent" style:shadow="none">
        <style:tab-stops/>
        <style:background-image/>
      </style:paragraph-properties>
      <style:text-properties style:font-name="Cambria1" fo:font-family="Cambria" style:font-style-name="Normal" style:font-family-generic="roman" style:font-pitch="variable" fo:font-size="11pt" fo:font-weight="normal"/>
    </style:style>
    <style:style style:name="Note" style:family="paragraph" style:parent-style-name="Text_20_body" style:class="text">
      <style:text-properties fo:color="#808080" style:font-name="Verdana" fo:font-family="Verdana" style:font-style-name="Italique" style:font-family-generic="swiss" style:font-pitch="variable" fo:font-size="10pt" fo:font-style="italic"/>
    </style:style>
    <style:style style:name="Table_20_Contents" style:display-name="Table Contents" style:family="paragraph" style:parent-style-name="Standard" style:class="extra">
      <style:paragraph-properties fo:background-color="transparent" style:shadow="none" text:number-lines="false" text:line-number="0">
        <style:background-image/>
      </style:paragraph-properties>
      <style:text-properties style:font-name="Verdana1" fo:font-family="Verdana" style:font-style-name="Normal" style:font-family-generic="swiss" style:font-pitch="variable" fo:font-size="11pt"/>
    </style:style>
    <style:style style:name="PuceMoi" style:family="paragraph" style:parent-style-name="List_20_4" style:class="text">
      <style:paragraph-properties fo:margin-left="1.499cm" fo:margin-right="0cm" fo:margin-top="0.101cm" fo:margin-bottom="0.101cm" loext:contextual-spacing="false" fo:text-align="start" style:justify-single-word="false" fo:text-indent="0cm" style:auto-text-indent="false"/>
    </style:style>
    <style:style style:name="Important" style:family="paragraph" style:list-style-name="" style:class="text" style:master-page-name="">
      <style:paragraph-properties fo:margin-left="0.499cm" fo:margin-right="0.499cm" fo:margin-top="0cm" fo:margin-bottom="0cm" loext:contextual-spacing="false" fo:text-indent="0.499cm" style:auto-text-indent="false" style:page-number="auto" fo:background-color="#ff0000" fo:padding="0.049cm" fo:border="0.51pt solid #ff6600" style:shadow="none">
        <style:tab-stops/>
        <style:drop-cap/>
        <style:background-image/>
      </style:paragraph-properties>
      <style:text-properties fo:color="#ffffff" style:font-name="Times New Roman2" fo:font-family="'Times New Roman'" style:font-style-name="Gras" style:font-family-generic="roman" style:font-pitch="variable" fo:text-shadow="1pt 1pt" fo:font-weight="bold" style:font-relief="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Tableau" style:family="paragraph" style:parent-style-name="Table_20_Contents" style:class="extra">
      <style:paragraph-properties fo:margin-left="0.101cm" fo:margin-right="0cm" fo:margin-top="0.101cm" fo:margin-bottom="0.101cm" loext:contextual-spacing="false" fo:text-indent="0cm" style:auto-text-indent="false" fo:background-color="transparent" style:shadow="none">
        <style:background-image/>
      </style:paragraph-properties>
      <style:text-properties fo:color="#ffffff" style:font-name="Trebuchet MS" fo:font-family="'Trebuchet MS'" style:font-style-name="Normal" style:font-family-generic="swiss" style:font-pitch="variable" fo:font-weight="bold"/>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Définition" style:family="paragraph" style:next-style-name="Interligne" style:master-page-name="">
      <style:paragraph-properties fo:margin-left="0.93cm" fo:margin-right="0.499cm" fo:margin-top="0.199cm" fo:margin-bottom="0.199cm" loext:contextual-spacing="false" fo:text-align="justify" style:justify-single-word="false" fo:text-indent="-0.499cm" style:auto-text-indent="false" style:page-number="auto" fo:background-color="transparent" fo:padding-left="0.049cm" fo:padding-right="0.15cm" fo:padding-top="0.049cm" fo:padding-bottom="0.049cm" fo:border="2.49pt solid #00ff66" style:shadow="none">
        <style:tab-stops/>
        <style:background-image/>
      </style:paragraph-properties>
      <style:text-properties style:font-name="Verdana1" fo:font-family="Verdana" style:font-style-name="Normal" style:font-family-generic="swiss" style:font-pitch="variable" fo:font-size="12pt"/>
    </style:style>
    <style:style style:name="Interligne" style:family="paragraph" style:next-style-name="Définition" style:class="text">
      <style:paragraph-properties style:shadow="none"/>
      <style:text-properties fo:font-size="6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indent="0cm" style:auto-text-indent="false" fo:padding="0cm" fo:border="none" style:shadow="none" text:number-lines="false" text:line-number="0"/>
      <style:text-properties fo:color="#000000" style:font-name="Arial" fo:font-family="Arial" style:font-style-name="Gras" style:font-family-generic="swis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color="#004586" fo:font-weight="bold"/>
    </style:style>
    <style:style style:name="PuceMoi2" style:family="paragraph" style:list-style-name="List_20_2" style:class="text">
      <style:paragraph-properties fo:margin-left="2cm" fo:margin-right="0cm" fo:margin-top="0cm" fo:margin-bottom="0cm" loext:contextual-spacing="false" fo:text-indent="0cm" style:auto-text-indent="false" fo:background-color="transparent">
        <style:background-image/>
      </style:paragraph-properties>
      <style:text-properties fo:font-size="11pt"/>
    </style:style>
    <style:style style:name="Exemple" style:family="paragraph" style:class="text">
      <style:paragraph-properties fo:margin-left="0.499cm" fo:margin-right="0.499cm" fo:margin-top="0cm" fo:margin-bottom="0cm" loext:contextual-spacing="false" fo:text-indent="0.499cm" style:auto-text-indent="false" fo:background-color="#000000" fo:padding="0cm" fo:border="none" style:shadow="none">
        <style:background-image/>
      </style:paragraph-properties>
      <style:text-properties fo:color="#ffffff" style:font-relief="none"/>
    </style:style>
    <style:style style:name="Heading_20_2" style:display-name="Heading 2" style:family="paragraph" style:next-style-name="Text_20_body" style:default-outline-level="2" style:class="text">
      <style:paragraph-properties fo:margin-left="0.801cm" fo:margin-right="0cm" fo:margin-top="0.199cm" fo:margin-bottom="0.199cm" loext:contextual-spacing="false" fo:text-indent="0cm" style:auto-text-indent="false"/>
      <style:text-properties fo:font-size="13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TitreMoi_20_1" style:display-name="TitreMoi 1" style:family="paragraph" style:parent-style-name="Heading_20_1" style:next-style-name="TitreMoi_20_2" style:default-outline-level="1" style:list-style-name="" style:class="text">
      <style:text-properties fo:font-size="15pt"/>
    </style:style>
    <style:style style:name="TitreMoi_20_2" style:display-name="TitreMoi 2" style:family="paragraph" style:parent-style-name="Heading_20_2" style:next-style-name="TitreMoi_20_3" style:default-outline-level="2" style:list-style-name="" style:class="text">
      <style:paragraph-properties fo:background-color="transparent" style:shadow="none">
        <style:background-image/>
      </style:paragraph-properties>
      <style:text-properties fo:color="#003366" fo:font-size="14pt" fo:font-style="normal"/>
    </style:style>
    <style:style style:name="TitreMoi" style:family="paragraph" style:parent-style-name="Heading" style:class="text"/>
    <style:style style:name="CorpsPerso" style:family="paragraph" style:parent-style-name="Text_20_body" style:class="text"/>
    <style:style style:name="TitreMoi_20_3" style:display-name="TitreMoi 3" style:family="paragraph" style:next-style-name="TitreMoi_20_4" style:default-outline-level="3" style:list-style-name="">
      <style:paragraph-properties fo:margin-left="1.101cm" fo:margin-right="0cm" fo:margin-top="0.101cm" fo:margin-bottom="0.199cm" loext:contextual-spacing="false" fo:text-indent="0cm" style:auto-text-indent="false"/>
      <style:text-properties fo:font-size="13pt" fo:font-weight="bold"/>
    </style:style>
    <style:style style:name="TitreMoi_20_4" style:display-name="TitreMoi 4" style:family="paragraph" style:next-style-name="CorpsPerso" style:default-outline-level="4" style:list-style-name="">
      <style:paragraph-properties fo:margin-left="1.401cm" fo:margin-right="0cm" fo:margin-top="0.101cm" fo:margin-bottom="0.199cm" loext:contextual-spacing="false" fo:text-indent="0cm" style:auto-text-indent="false"/>
      <style:text-properties fo:font-weight="bold"/>
    </style:style>
    <style:style style:name="ContenuTableau" style:family="paragraph" style:parent-style-name="Table_20_Contents" style:class="extra" style:master-page-name="">
      <style:paragraph-properties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199cm" fo:margin-left="0.199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9:00:10.70</meta:creation-date>
    <meta:editing-duration>P1DT4H54S</meta:editing-duration>
    <meta:editing-cycles>70</meta:editing-cycles>
    <meta:generator>LibreOffice/4.3.3.2$Linux_X86_64 LibreOffice_project/430m0$Build-2</meta:generator>
    <dc:title>Mon modèle 1</dc:title>
    <meta:initial-creator>Benito Leroy</meta:initial-creator>
    <dc:date>2015-04-10T18:22:27.960443765</dc:date>
    <meta:document-statistic meta:table-count="0" meta:image-count="0" meta:object-count="0" meta:page-count="8" meta:paragraph-count="153" meta:word-count="2312" meta:character-count="15492" meta:non-whitespace-character-count="13217"/>
    <meta:user-defined meta:name="Info 1"/>
    <meta:user-defined meta:name="Info 2"/>
    <meta:user-defined meta:name="Info 3"/>
    <meta:user-defined meta:name="Info 4"/>
    <meta:template xlink:type="simple" xlink:actuate="onRequest" xlink:title="Mon modèle 1" xlink:href="../../AppData/Roaming/OpenOffice/4/user/template/Mon%20modèle%201.ott" meta:date="2015-03-30T19:00:08.890000000"/>
  </office:meta>
</office:document-meta>
</file>